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118c4a" officeooo:paragraph-rsid="00118c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436f5" officeooo:paragraph-rsid="002436f5" style:font-weight-asian="bold" style:font-weight-complex="bold"/>
    </style:style>
    <style:style style:name="P5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6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7" style:family="paragraph" style:parent-style-name="Standard">
      <style:text-properties fo:font-weight="bold" officeooo:rsid="00264f9b" officeooo:paragraph-rsid="00264f9b" style:font-weight-asian="bold" style:font-weight-complex="bold"/>
    </style:style>
    <style:style style:name="P8" style:family="paragraph" style:parent-style-name="Standard">
      <style:text-properties officeooo:rsid="0011b025" officeooo:paragraph-rsid="0011b025"/>
    </style:style>
    <style:style style:name="P9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0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1" style:family="paragraph" style:parent-style-name="Standard">
      <style:text-properties fo:font-style="italic" officeooo:rsid="0013268f" officeooo:paragraph-rsid="0013268f" style:font-style-asian="italic" style:font-style-complex="italic"/>
    </style:style>
    <style:style style:name="P12" style:family="paragraph" style:parent-style-name="Standard">
      <style:text-properties fo:font-style="italic" officeooo:rsid="002436f5" officeooo:paragraph-rsid="002fcc34" style:font-style-asian="italic" style:font-style-complex="italic"/>
    </style:style>
    <style:style style:name="P13" style:family="paragraph" style:parent-style-name="Standard">
      <style:text-properties fo:font-style="italic" officeooo:rsid="00256ecc" officeooo:paragraph-rsid="00256ecc" style:font-style-asian="italic" style:font-style-complex="italic"/>
    </style:style>
    <style:style style:name="P14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1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officeooo:rsid="00147dd9" officeooo:paragraph-rsid="0013268f"/>
    </style:style>
    <style:style style:name="P18" style:family="paragraph" style:parent-style-name="Standard">
      <style:text-properties officeooo:rsid="0015f1ff" officeooo:paragraph-rsid="0015f1ff"/>
    </style:style>
    <style:style style:name="P19" style:family="paragraph" style:parent-style-name="Standard">
      <style:text-properties officeooo:rsid="0015f1ff" officeooo:paragraph-rsid="004db8ec"/>
    </style:style>
    <style:style style:name="P20" style:family="paragraph" style:parent-style-name="Standard">
      <style:text-properties officeooo:rsid="0020905d" officeooo:paragraph-rsid="0020905d"/>
    </style:style>
    <style:style style:name="P21" style:family="paragraph" style:parent-style-name="Standard">
      <style:text-properties officeooo:rsid="0022a34b" officeooo:paragraph-rsid="0022a34b"/>
    </style:style>
    <style:style style:name="P22" style:family="paragraph" style:parent-style-name="Standard">
      <style:text-properties officeooo:paragraph-rsid="0022c018"/>
    </style:style>
    <style:style style:name="P23" style:family="paragraph" style:parent-style-name="Standard">
      <style:text-properties officeooo:rsid="002436f5" officeooo:paragraph-rsid="00256ecc"/>
    </style:style>
    <style:style style:name="P24" style:family="paragraph" style:parent-style-name="Standard">
      <style:text-properties officeooo:paragraph-rsid="002436f5"/>
    </style:style>
    <style:style style:name="P25" style:family="paragraph" style:parent-style-name="Standard">
      <style:text-properties officeooo:paragraph-rsid="0027fcfd"/>
    </style:style>
    <style:style style:name="P26" style:family="paragraph" style:parent-style-name="Standard">
      <style:text-properties officeooo:paragraph-rsid="0020905d"/>
    </style:style>
    <style:style style:name="P27" style:family="paragraph" style:parent-style-name="Standard">
      <style:text-properties officeooo:paragraph-rsid="002fcc34"/>
    </style:style>
    <style:style style:name="P28" style:family="paragraph" style:parent-style-name="Standard">
      <style:text-properties officeooo:paragraph-rsid="0031326b"/>
    </style:style>
    <style:style style:name="P29" style:family="paragraph" style:parent-style-name="Standard">
      <style:text-properties officeooo:rsid="0019f535" officeooo:paragraph-rsid="0019f535"/>
    </style:style>
    <style:style style:name="P30" style:family="paragraph" style:parent-style-name="Standard">
      <style:text-properties officeooo:rsid="0027fcfd" officeooo:paragraph-rsid="0027fcfd"/>
    </style:style>
    <style:style style:name="P31" style:family="paragraph" style:parent-style-name="Standard">
      <style:text-properties fo:font-style="normal" officeooo:rsid="0012a0dc" officeooo:paragraph-rsid="0034ed8b" style:font-style-asian="normal" style:font-style-complex="normal"/>
    </style:style>
    <style:style style:name="P3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3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3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3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367935" officeooo:paragraph-rsid="00398ddf" style:font-style-asian="normal" style:font-style-complex="normal"/>
    </style:style>
    <style:style style:name="P37" style:family="paragraph" style:parent-style-name="Standard">
      <style:paragraph-properties fo:line-height="150%"/>
      <style:text-properties fo:font-style="normal" officeooo:rsid="00367935" officeooo:paragraph-rsid="00398ddf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386ddb" officeooo:paragraph-rsid="003b4e50" style:font-style-asian="normal" style:font-style-complex="normal"/>
    </style:style>
    <style:style style:name="P39" style:family="paragraph" style:parent-style-name="Standard">
      <style:paragraph-properties fo:line-height="150%"/>
      <style:text-properties fo:font-style="normal" officeooo:rsid="00386ddb" officeooo:paragraph-rsid="003b4e50" style:font-style-asian="normal" style:font-style-complex="normal"/>
    </style:style>
    <style:style style:name="P40" style:family="paragraph" style:parent-style-name="Standard">
      <style:paragraph-properties fo:line-height="150%"/>
      <style:text-properties fo:font-style="normal" style:text-underline-style="none" fo:font-weight="normal" officeooo:rsid="0040eb9d" officeooo:paragraph-rsid="0040eb9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" style:family="paragraph" style:parent-style-name="Standard">
      <style:text-properties officeooo:rsid="0033fbdf" officeooo:paragraph-rsid="0033fbdf"/>
    </style:style>
    <style:style style:name="P43" style:family="paragraph" style:parent-style-name="Standard">
      <style:text-properties officeooo:rsid="0033fbdf" officeooo:paragraph-rsid="0034ed8b"/>
    </style:style>
    <style:style style:name="P44" style:family="paragraph" style:parent-style-name="Standard">
      <style:text-properties officeooo:paragraph-rsid="0034ed8b"/>
    </style:style>
    <style:style style:name="P45" style:family="paragraph" style:parent-style-name="Standard">
      <style:text-properties officeooo:rsid="0034ed8b" officeooo:paragraph-rsid="0034ed8b"/>
    </style:style>
    <style:style style:name="P46" style:family="paragraph" style:parent-style-name="Standard">
      <style:text-properties officeooo:rsid="0012a0dc" officeooo:paragraph-rsid="0012a0dc"/>
    </style:style>
    <style:style style:name="P47" style:family="paragraph" style:parent-style-name="Standard">
      <style:text-properties officeooo:paragraph-rsid="00367935"/>
    </style:style>
    <style:style style:name="P48" style:family="paragraph" style:parent-style-name="Standard">
      <style:text-properties officeooo:paragraph-rsid="00147dd9"/>
    </style:style>
    <style:style style:name="P49" style:family="paragraph" style:parent-style-name="Standard">
      <style:text-properties officeooo:rsid="00205d85" officeooo:paragraph-rsid="003cb407"/>
    </style:style>
    <style:style style:name="P50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51" style:family="paragraph" style:parent-style-name="Standard">
      <style:text-properties fo:font-weight="normal" officeooo:rsid="003c27f0" officeooo:paragraph-rsid="003cb407" style:font-weight-asian="normal" style:font-weight-complex="normal"/>
    </style:style>
    <style:style style:name="P52" style:family="paragraph" style:parent-style-name="Standard">
      <style:text-properties fo:font-weight="normal" officeooo:rsid="003eeb50" officeooo:paragraph-rsid="003eeb50" style:font-weight-asian="normal" style:font-weight-complex="normal"/>
    </style:style>
    <style:style style:name="P53" style:family="paragraph" style:parent-style-name="Standard">
      <style:text-properties officeooo:paragraph-rsid="003eeb50"/>
    </style:style>
    <style:style style:name="P5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58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59" style:family="paragraph" style:parent-style-name="Standard">
      <style:text-properties officeooo:paragraph-rsid="0045286d"/>
    </style:style>
    <style:style style:name="P60" style:family="paragraph" style:parent-style-name="Standard">
      <style:paragraph-properties fo:line-height="150%"/>
      <style:text-properties officeooo:paragraph-rsid="0013268f"/>
    </style:style>
    <style:style style:name="P61" style:family="paragraph" style:parent-style-name="Table_20_Contents">
      <style:text-properties officeooo:rsid="0022a34b" officeooo:paragraph-rsid="0022a34b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22a34b" officeooo:paragraph-rsid="0022a34b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22a34b" officeooo:paragraph-rsid="002436f5" style:font-weight-asian="bold" style:font-weight-complex="bold"/>
    </style:style>
    <style:style style:name="P65" style:family="paragraph" style:parent-style-name="Standard">
      <style:paragraph-properties fo:break-before="page"/>
      <style:text-properties officeooo:rsid="00205d85" officeooo:paragraph-rsid="003cb407"/>
    </style:style>
    <style:style style:name="P66" style:family="paragraph" style:parent-style-name="Standard" style:list-style-name="L1">
      <style:text-properties officeooo:rsid="0013268f" officeooo:paragraph-rsid="0013268f"/>
    </style:style>
    <style:style style:name="P67" style:family="paragraph" style:parent-style-name="Standard">
      <style:text-properties officeooo:rsid="00147dd9" officeooo:paragraph-rsid="003eeb50"/>
    </style:style>
    <style:style style:name="P68" style:family="paragraph" style:parent-style-name="Standard" style:list-style-name="L2">
      <style:text-properties officeooo:paragraph-rsid="00118c4a"/>
    </style:style>
    <style:style style:name="P69" style:family="paragraph" style:parent-style-name="Standard" style:list-style-name="L2">
      <style:text-properties fo:color="#228b22" officeooo:rsid="0011b025" officeooo:paragraph-rsid="0011b025"/>
    </style:style>
    <style:style style:name="P70" style:family="paragraph" style:parent-style-name="Standard" style:list-style-name="L2">
      <style:text-properties fo:color="#ff00ff" officeooo:rsid="0011b025" officeooo:paragraph-rsid="0011b025"/>
    </style:style>
    <style:style style:name="P71" style:family="paragraph" style:parent-style-name="Standard" style:list-style-name="L3">
      <style:text-properties officeooo:rsid="0012a0dc" officeooo:paragraph-rsid="0012a0dc"/>
    </style:style>
    <style:style style:name="P72" style:family="paragraph" style:parent-style-name="Standard" style:list-style-name="L4">
      <style:text-properties officeooo:rsid="0033fbdf" officeooo:paragraph-rsid="0033fbdf"/>
    </style:style>
    <style:style style:name="P73" style:family="paragraph" style:parent-style-name="Standard" style:list-style-name="L5">
      <style:text-properties officeooo:rsid="0033fbdf" officeooo:paragraph-rsid="0033fbdf"/>
    </style:style>
    <style:style style:name="P74" style:family="paragraph" style:parent-style-name="Standard" style:list-style-name="L6">
      <style:text-properties officeooo:paragraph-rsid="003b4e50"/>
    </style:style>
    <style:style style:name="P75" style:family="paragraph" style:parent-style-name="Standard" style:list-style-name="L6">
      <style:text-properties officeooo:rsid="0034ed8b" officeooo:paragraph-rsid="003b4e50"/>
    </style:style>
    <style:style style:name="P76" style:family="paragraph" style:parent-style-name="Standard" style:list-style-name="L7">
      <style:text-properties officeooo:paragraph-rsid="00367935"/>
    </style:style>
    <style:style style:name="P77" style:family="paragraph" style:parent-style-name="Standard" style:list-style-name="L7">
      <style:text-properties officeooo:rsid="00367935" officeooo:paragraph-rsid="00367935"/>
    </style:style>
    <style:style style:name="P78" style:family="paragraph" style:parent-style-name="Standard" style:list-style-name="L8">
      <style:text-properties officeooo:rsid="00386ddb" officeooo:paragraph-rsid="00386ddb"/>
    </style:style>
    <style:style style:name="P79" style:family="paragraph" style:parent-style-name="Standard" style:list-style-name="L9">
      <style:text-properties style:text-underline-style="none" fo:font-weight="normal" officeooo:rsid="0040eb9d" officeooo:paragraph-rsid="0040eb9d" style:font-weight-asian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fo:font-weight="normal" officeooo:rsid="0044d7a4" officeooo:paragraph-rsid="0044d7a4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line-height="150%"/>
      <style:text-properties officeooo:paragraph-rsid="0040eb9d"/>
    </style:style>
    <style:style style:name="P85" style:family="paragraph" style:parent-style-name="Standard">
      <style:text-properties officeooo:paragraph-rsid="00524926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228b22"/>
    </style:style>
    <style:style style:name="T6" style:family="text">
      <style:text-properties fo:color="#228b22" fo:font-style="italic" style:font-style-asian="italic" style:font-style-complex="italic"/>
    </style:style>
    <style:style style:name="T7" style:family="text">
      <style:text-properties fo:color="#ff00ff"/>
    </style:style>
    <style:style style:name="T8" style:family="text">
      <style:text-properties fo:color="#ff00ff" fo:font-style="italic" style:font-style-asian="italic" style:font-style-complex="italic"/>
    </style:style>
    <style:style style:name="T9" style:family="text">
      <style:text-properties fo:color="#ff0000"/>
    </style:style>
    <style:style style:name="T10" style:family="text">
      <style:text-properties fo:color="#ff0000" officeooo:rsid="00118c4a"/>
    </style:style>
    <style:style style:name="T11" style:family="text">
      <style:text-properties fo:color="#ff0000" fo:font-style="italic" style:font-style-asian="italic" style:font-style-complex="italic"/>
    </style:style>
    <style:style style:name="T12" style:family="text">
      <style:text-properties officeooo:rsid="0012a0dc"/>
    </style:style>
    <style:style style:name="T13" style:family="text">
      <style:text-properties fo:color="#0000ff"/>
    </style:style>
    <style:style style:name="T14" style:family="text">
      <style:text-properties fo:color="#0000ff" officeooo:rsid="0011b025"/>
    </style:style>
    <style:style style:name="T15" style:family="text">
      <style:text-properties fo:color="#0000ff" officeooo:rsid="0012a0dc"/>
    </style:style>
    <style:style style:name="T16" style:family="text">
      <style:text-properties fo:color="#0000ff" fo:font-style="italic" style:font-style-asian="italic" style:font-style-complex="italic"/>
    </style:style>
    <style:style style:name="T17" style:family="text">
      <style:text-properties fo:color="#0000ff" officeooo:rsid="00367935"/>
    </style:style>
    <style:style style:name="T18" style:family="text">
      <style:text-properties fo:color="#0000ff" fo:font-weight="normal" officeooo:rsid="00367935" style:font-weight-asian="normal" style:font-weight-complex="normal"/>
    </style:style>
    <style:style style:name="T19" style:family="text">
      <style:text-properties fo:color="#8b4513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13268f"/>
    </style:style>
    <style:style style:name="T22" style:family="text">
      <style:text-properties style:use-window-font-color="true" officeooo:rsid="0044d7a4"/>
    </style:style>
    <style:style style:name="T23" style:family="text">
      <style:text-properties fo:font-weight="normal" officeooo:rsid="003c27f0" style:font-weight-asian="normal" style:font-weight-complex="normal"/>
    </style:style>
    <style:style style:name="T24" style:family="text">
      <style:text-properties fo:font-weight="normal" officeooo:rsid="003cb407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2c018" style:font-style-asian="italic" style:font-style-complex="italic"/>
    </style:style>
    <style:style style:name="T27" style:family="text">
      <style:text-properties fo:font-style="italic" officeooo:rsid="00256ecc" style:font-style-asian="italic" style:font-style-complex="italic"/>
    </style:style>
    <style:style style:name="T28" style:family="text">
      <style:text-properties fo:font-style="italic" officeooo:rsid="002436f5" style:font-style-asian="italic" style:font-style-complex="italic"/>
    </style:style>
    <style:style style:name="T29" style:family="text">
      <style:text-properties officeooo:rsid="001c909c"/>
    </style:style>
    <style:style style:name="T30" style:family="text">
      <style:text-properties officeooo:rsid="00205d85"/>
    </style:style>
    <style:style style:name="T31" style:family="text">
      <style:text-properties officeooo:rsid="0020905d"/>
    </style:style>
    <style:style style:name="T32" style:family="text">
      <style:text-properties officeooo:rsid="0022a34b"/>
    </style:style>
    <style:style style:name="T33" style:family="text">
      <style:text-properties officeooo:rsid="002436f5"/>
    </style:style>
    <style:style style:name="T34" style:family="text">
      <style:text-properties officeooo:rsid="00256ecc"/>
    </style:style>
    <style:style style:name="T35" style:family="text">
      <style:text-properties officeooo:rsid="0027fcfd"/>
    </style:style>
    <style:style style:name="T36" style:family="text">
      <style:text-properties officeooo:rsid="0029525d"/>
    </style:style>
    <style:style style:name="T37" style:family="text">
      <style:text-properties officeooo:rsid="0029f202"/>
    </style:style>
    <style:style style:name="T38" style:family="text">
      <style:text-properties officeooo:rsid="002e41db"/>
    </style:style>
    <style:style style:name="T39" style:family="text">
      <style:text-properties officeooo:rsid="0031326b"/>
    </style:style>
    <style:style style:name="T40" style:family="text">
      <style:text-properties officeooo:rsid="0033fbdf"/>
    </style:style>
    <style:style style:name="T41" style:family="text">
      <style:text-properties officeooo:rsid="0034ed8b"/>
    </style:style>
    <style:style style:name="T42" style:family="text">
      <style:text-properties officeooo:rsid="00367935"/>
    </style:style>
    <style:style style:name="T43" style:family="text">
      <style:text-properties officeooo:rsid="00398ddf"/>
    </style:style>
    <style:style style:name="T44" style:family="text">
      <style:text-properties officeooo:rsid="003b4e50"/>
    </style:style>
    <style:style style:name="T45" style:family="text">
      <style:text-properties officeooo:rsid="003eeb50"/>
    </style:style>
    <style:style style:name="T46" style:family="text">
      <style:text-properties officeooo:rsid="003f4ea4"/>
    </style:style>
    <style:style style:name="T47" style:family="text">
      <style:text-properties officeooo:rsid="0043121f"/>
    </style:style>
    <style:style style:name="T4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1" style:family="text">
      <style:text-properties fo:font-style="normal" officeooo:rsid="00524926" style:font-style-asian="normal" style:font-style-complex="normal"/>
    </style:style>
    <style:style style:name="T52" style:family="text">
      <style:text-properties fo:font-style="normal" officeooo:rsid="0033fbdf" style:font-style-asian="normal" style:font-style-complex="normal"/>
    </style:style>
    <style:style style:name="T53" style:family="text">
      <style:text-properties fo:font-style="normal" officeooo:rsid="0043121f" style:font-style-asian="normal" style:font-style-complex="normal"/>
    </style:style>
    <style:style style:name="T54" style:family="text">
      <style:text-properties fo:font-style="normal" officeooo:rsid="0034ed8b" style:font-style-asian="normal" style:font-style-complex="normal"/>
    </style:style>
    <style:style style:name="T55" style:family="text">
      <style:text-properties officeooo:rsid="004d4d0b"/>
    </style:style>
    <style:style style:name="T56" style:family="text">
      <style:text-properties officeooo:rsid="004db8ec"/>
    </style:style>
    <style:style style:name="T57" style:family="text">
      <style:text-properties officeooo:rsid="0013268f"/>
    </style:style>
    <style:style style:name="T58" style:family="text">
      <style:text-properties officeooo:rsid="004e3881"/>
    </style:style>
    <style:style style:name="T59" style:family="text">
      <style:text-properties officeooo:rsid="004f4350"/>
    </style:style>
    <style:style style:name="T60" style:family="text">
      <style:text-properties officeooo:rsid="00501b3c"/>
    </style:style>
    <style:style style:name="T61" style:family="text">
      <style:text-properties officeooo:rsid="005249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орядок слов в английском предложении</text:p>
      <text:p text:style-name="P1"/>
      <text:p text:style-name="P60"><text:span text:style-name="T57">Слова </text:span><text:span text:style-name="T59">в предложении </text:span><text:span text:style-name="T57">делятся на 2 смысловые группы:</text:span></text:p>
      <text:list xml:id="list1116366615" text:style-name="L1">
        <text:list-item>
          <text:p text:style-name="P66">главные члены предложения (грамматическая основа) — <text:span text:style-name="T59">это </text:span>подлежащее и сказуемое;</text:p>
        </text:list-item>
        <text:list-item>
          <text:p text:style-name="P66">второстепенные члены предложения — определение, дополнение и обстоятельтсво.</text:p>
        </text:list-item>
      </text:list>
      <text:p text:style-name="P17"/>
      <text:p text:style-name="P18">Подлежащие — это существительное в именимтельно<text:span text:style-name="T38">м</text:span> падеже, т. е. автор действия.</text:p>
      <text:p text:style-name="P19">Сказуемое — это глагол <text:span text:style-name="T31">(verb)</text:span>, т. е. действие совершаемое автором.</text:p>
      <text:p text:style-name="P18"/>
      <text:p text:style-name="P18">Дополнение — это то, на что направлено действие. Оно выражено существительным, перед которым может стоять предлог или глаголом, перед которым может стоять частица to.</text:p>
      <text:p text:style-name="P18">Обычно оно стоит в конце предложения, но иногда может быть в начале.</text:p>
      <text:p text:style-name="P18"/>
      <text:p text:style-name="P29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18"/>
      <text:p text:style-name="P67">В английском не бывает предложений без подлежащего и сказуемого. </text:p>
      <text:p text:style-name="P53"><text:span text:style-name="T45">Исключение составляют простые разговорные фразы: </text:span><text:span text:style-name="T56">n</text:span><text:span text:style-name="T45">ice to meet you и пр.</text:span></text:p>
      <text:p text:style-name="P48"/>
      <text:p text:style-name="P30">Почти всегда сказуемое делится на 2 части: <text:span text:style-name="T58">на </text:span>вспомогательный <text:span text:style-name="T58">глагол</text:span> и смысловой.</text:p>
      <text:p text:style-name="P30"/>
      <text:p text:style-name="P85"><text:span text:style-name="T35">Вспомогательный глагол не переводится. Он </text:span><text:span text:style-name="T36">сообщает</text:span><text:span text:style-name="T35"> о том, в каком времени нужно переводить смысловой. Смысловой глогол передает суть действия. Он может может иметь </text:span></text:p>
      <text:p text:style-name="P85"><text:span text:style-name="T35">3 окончания (-s, -ing, -ed) и </text:span><text:span text:style-name="T37">быть в </text:span><text:span text:style-name="T35">3</text:span><text:span text:style-name="T37">х </text:span><text:span text:style-name="T35">форм</text:span><text:span text:style-name="T37">ах</text:span><text:span text:style-name="T35">.</text:span></text:p>
      <text:p text:style-name="P2"/>
      <text:p text:style-name="P33">Утведрдительные и отрицательные предложения:</text:p>
      <text:list xml:id="list4041983569" text:style-name="L2">
        <text:list-item>
          <text:p text:style-name="P68"><text:span text:style-name="T10">подлежащее</text:span><text:span text:style-name="T1">;</text:span></text:p>
        </text:list-item>
        <text:list-item>
          <text:p text:style-name="P68"><text:span text:style-name="T14">сказуемое</text:span><text:span text:style-name="T2">;</text:span></text:p>
        </text:list-item>
        <text:list-item>
          <text:p text:style-name="P69">дополнение;</text:p>
        </text:list-item>
        <text:list-item>
          <text:p text:style-name="P70">обстоятельство.</text:p>
        </text:list-item>
      </text:list>
      <text:p text:style-name="P8"/>
      <text:p text:style-name="P9"><text:span text:style-name="T9">We</text:span> <text:span text:style-name="T13">do</text:span> <text:span text:style-name="T5">our work</text:span> <text:span text:style-name="T7">with pleasure</text:span> — <text:span text:style-name="T12">М</text:span>ы делаем нашу работу с удовол<text:span text:style-name="T12">ь</text:span>ствием.</text:p>
      <text:p text:style-name="P9"><text:span text:style-name="T9">They</text:span> <text:span text:style-name="T13">haven`t finish</text:span><text:span text:style-name="T15">ed</text:span> <text:span text:style-name="T5">their work</text:span> <text:span text:style-name="T7">in time</text:span> — <text:span text:style-name="T12">Они не закончили работу вовремя.</text:span></text:p>
      <text:p text:style-name="P10"><text:span text:style-name="T9">I</text:span> <text:span text:style-name="T13">will give</text:span> <text:span text:style-name="T5">you</text:span> <text:span text:style-name="T5">money</text:span> — Я дам тебе деньги.</text:p>
      <text:p text:style-name="P8"><text:s/></text:p>
      <text:p text:style-name="P32">Вопросительные предложения:</text:p>
      <text:list xml:id="list1100698009" text:style-name="L3">
        <text:list-item>
          <text:p text:style-name="P71"><text:span text:style-name="T19">вопросительное слово</text:span>;</text:p>
        </text:list-item>
        <text:list-item>
          <text:p text:style-name="P71"><text:span text:style-name="T3">вспомогательный глагол</text:span><text:span text:style-name="T13"> </text:span><text:span text:style-name="T21">(часть сказуемого)</text:span><text:span text:style-name="T20">;</text:span></text:p>
        </text:list-item>
        <text:list-item>
          <text:p text:style-name="P71"><text:span text:style-name="T9">подлежащее</text:span>;</text:p>
        </text:list-item>
        <text:list-item>
          <text:p text:style-name="P71"><text:span text:style-name="T13">смысловой глагол</text:span><text:span text:style-name="T3"> </text:span><text:span text:style-name="T21">(часть сказуемого)</text:span><text:span text:style-name="T20">;</text:span></text:p>
        </text:list-item>
        <text:list-item>
          <text:p text:style-name="P71"><text:span text:style-name="T5">дополнение</text:span>;</text:p>
        </text:list-item>
        <text:list-item>
          <text:p text:style-name="P71"><text:span text:style-name="T7">обстоятельство</text:span>.</text:p>
        </text:list-item>
      </text:list>
      <text:p text:style-name="P46"/>
      <text:p text:style-name="P44"><text:span text:style-name="T30">Здесь подлежащие и сказуемое меняются местами. С</text:span><text:span text:style-name="T29">казуемое</text:span><text:span text:style-name="T12"> </text:span><text:span text:style-name="T29">разделяется</text:span><text:span text:style-name="T12"> на 2 части.</text:span></text:p>
      <text:p text:style-name="P31">Вопрос не всегда бывает полным, какого-то элемента может не быть.</text:p>
      <text:list xml:id="list213309322135931" text:continue-numbering="true" text:style-name="L3">
        <text:list-header>
          <text:p text:style-name="P71"/>
        </text:list-header>
      </text:list>
      <text:p text:style-name="P11"><text:span text:style-name="T19">What</text:span> <text:span text:style-name="T3">are</text:span> <text:span text:style-name="T9">you</text:span> <text:span text:style-name="T13">doing</text:span> <text:span text:style-name="T7">here</text:span>? - Что ты здесь делаешь?</text:p>
      <text:p text:style-name="P49"><text:span text:style-name="T4">Do</text:span><text:span text:style-name="T25"> </text:span><text:span text:style-name="T11">you</text:span><text:span text:style-name="T25"> </text:span><text:span text:style-name="T16">want</text:span><text:span text:style-name="T6"> to live </text:span><text:span text:style-name="T8">in Spain</text:span><text:span text:style-name="T25">? - Ты хочешь жить в Испании?</text:span></text:p>
      <text:p text:style-name="P65"><text:span text:style-name="T24">В предложениях, которые используют глаголы: </text:span><text:span text:style-name="T23">like, have, enjoy, need, </text:span><text:span text:style-name="T24">подлежащие не переводятся на русский в именительном падеже:</text:span></text:p>
      <text:p text:style-name="P50"/>
      <text:p text:style-name="P15"><text:span text:style-name="T20">I l</text:span>ike my job — Мне нравится моя работа (а не «Я нравится моя работа»).</text:p>
      <text:p text:style-name="P51"/>
      <text:p text:style-name="P52">В английском языке всего 2 падежа: именительный и объектный. Обычно слово никак не меняется, даже если оно стоит в объектном падеже. Изменения видны только при работе с местоимениями. Местоимения I, you, he, she, it, we, they стоят в форме именительного падежа (являются подлежащими) и не используются во второй половине предложения.</text:p>
      <text:p text:style-name="P51"/>
      <text:p text:style-name="P7">Об английских временах</text:p>
      <text:p text:style-name="P20"/>
      <text:p text:style-name="P26"><text:span text:style-name="T31">Таблица времен </text:span><text:span text:style-name="T38">утвердительного предложения</text:span><text:span text:style-name="T31">:</text:span></text:p>
      <text:p text:style-name="P20"/>
      <table:table table:name="Table1" table:style-name="Table1">
        <table:table-column table:style-name="Table1.A" table:number-columns-repeated="5"/>
        <table:table-row table:style-name="TableLine94342876865408"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3">Simple</text:p>
          </table:table-cell>
          <table:table-cell table:style-name="Table1.A1" office:value-type="string">
            <text:p text:style-name="P4">Continuous</text:p>
          </table:table-cell>
          <table:table-cell table:style-name="Table1.A1" office:value-type="string">
            <text:p text:style-name="P63">Perfect</text:p>
          </table:table-cell>
          <table:table-cell table:style-name="Table1.E1" office:value-type="string">
            <text:p text:style-name="P64">Perfect <text:span text:style-name="T33">Continuous</text:span></text:p>
          </table:table-cell>
        </table:table-row>
        <table:table-row table:style-name="TableLine94342876928128">
          <table:table-cell table:style-name="Table1.A2" office:value-type="string">
            <text:p text:style-name="P63">Future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E2" office:value-type="string">
            <text:p text:style-name="P62"/>
          </table:table-cell>
        </table:table-row>
        <table:table-row table:style-name="TableLine94342876929936">
          <table:table-cell table:style-name="Table1.A2" office:value-type="string">
            <text:p text:style-name="P63">Presen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E2" office:value-type="string">
            <text:p text:style-name="P62"/>
          </table:table-cell>
        </table:table-row>
        <table:table-row table:style-name="TableLine94342876931072">
          <table:table-cell table:style-name="Table1.A2" office:value-type="string">
            <text:p text:style-name="P63">Pas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E2" office:value-type="string">
            <text:p text:style-name="P62"/>
          </table:table-cell>
        </table:table-row>
      </table:table>
      <text:p text:style-name="P20"/>
      <text:p text:style-name="P21">Времена группы Simple (или Indefinite) сообщают об обыденных фактах и событиях, происходящих регулярно, например <text:span text:style-name="T25">I live in Spain — Я живу в испании (факт).</text:span></text:p>
      <text:p text:style-name="P21"/>
      <text:p text:style-name="P28"><text:span text:style-name="T32">Времена группы Continues (Progressive) </text:span><text:span text:style-name="T33">описывают</text:span><text:span text:style-name="T32"> </text:span><text:span text:style-name="T39">незавершенный </text:span><text:span text:style-name="T32">процесс </text:span><text:span text:style-name="T39">в</text:span><text:span text:style-name="T32"> </text:span><text:span text:style-name="T40">какой-то</text:span><text:span text:style-name="T32"> момент времени: </text:span><text:span text:style-name="T26">I am reading a book — Я читаю книгу (именно сейчас).</text:span></text:p>
      <text:p text:style-name="P22"/>
      <text:p text:style-name="P27"><text:span text:style-name="T33">Времена группы Perfect обозначают результат, опыт, впечатления: <text:s/></text:span><text:span text:style-name="T28">I have lost the keys — </text:span></text:p>
      <text:p text:style-name="P12">Я потерял ключи (результат свершившегося действия).</text:p>
      <text:p text:style-name="P24"/>
      <text:p text:style-name="P23">Времена группы Perfect Continuous описывают процесс, который начался в прошлом и длился до какого-то момента <text:span text:style-name="T34">в прошлом, либо длится до настоящего момента, либо продолжится до определенного момента в будущем: </text:span><text:span text:style-name="T27">I have been reading for 2 hours — </text:span></text:p>
      <text:p text:style-name="P13">Я читаю уже 2 часа (как долго я выполняю действие к этому моменту).</text:p>
      <text:p text:style-name="P23"/>
      <text:p text:style-name="P5">Present Simple. Настоящее простое время</text:p>
      <text:p text:style-name="P42"/>
      <text:p text:style-name="P34">Используется чтобы:</text:p>
      <text:list xml:id="list2047191761" text:style-name="L4">
        <text:list-item>
          <text:p text:style-name="P72">сообщить факты настоящего и общеизвестные истины;</text:p>
        </text:list-item>
        <text:list-item>
          <text:p text:style-name="P72">описать текущую реальность, текущее положение дел;</text:p>
        </text:list-item>
        <text:list-item>
          <text:p text:style-name="P72">говорить о событиях, которые происходят с какой-то регулярностью.</text:p>
        </text:list-item>
      </text:list>
      <text:p text:style-name="P25"/>
      <text:p text:style-name="P84"><text:span text:style-name="T51">П</text:span><text:span text:style-name="T52">еред сказуемым часто использ</text:span><text:span text:style-name="T53">уются</text:span><text:span text:style-name="T52"> наречия частности </text:span><text:span text:style-name="T54">(</text:span><text:span text:style-name="T52">маячки времени</text:span><text:span text:style-name="T54">):</text:span></text:p>
      <text:list xml:id="list1561126900" text:style-name="L5">
        <text:list-item>
          <text:p text:style-name="P73">always - <text:span text:style-name="T41">всегда</text:span>;</text:p>
        </text:list-item>
        <text:list-item>
          <text:p text:style-name="P73">usually - <text:span text:style-name="T41">обычно</text:span>;</text:p>
        </text:list-item>
        <text:list-item>
          <text:p text:style-name="P73">often - <text:span text:style-name="T41">часто</text:span>;</text:p>
        </text:list-item>
        <text:list-item>
          <text:p text:style-name="P73">sometimes - <text:span text:style-name="T41">иногда</text:span>;</text:p>
        </text:list-item>
        <text:list-item>
          <text:p text:style-name="P73">never - <text:span text:style-name="T41">никогда</text:span>.</text:p>
        </text:list-item>
      </text:list>
      <text:p text:style-name="P42"/>
      <text:p text:style-name="P14">I always wash my hands before eating — Я всегда мою руки перед едой.</text:p>
      <text:p text:style-name="P43"/>
      <text:p text:style-name="P35"><text:soft-page-break/>В утверждениях глагол используется в 2х вариантах:</text:p>
      <text:list xml:id="list976634684" text:style-name="L6">
        <text:list-item>
          <text:p text:style-name="P75">без изменений, если подлежащее в первом лице или множественном числе (я, ты, <text:span text:style-name="T42">вы</text:span>, мы, они);</text:p>
        </text:list-item>
        <text:list-item>
          <text:p text:style-name="P74"><text:span text:style-name="T41">с окончанием -s </text:span><text:span text:style-name="T42">(-es)</text:span><text:span text:style-name="T41">, если подлежащ</text:span><text:span text:style-name="T46">е</text:span><text:span text:style-name="T41">е в третьем лице, единственном числе (он, она, оно);</text:span></text:p>
        </text:list-item>
      </text:list>
      <text:p text:style-name="P45"/>
      <text:p text:style-name="P57">I <text:span text:style-name="T13">live</text:span> in New York — Я живу в Нью Йорке.</text:p>
      <text:p text:style-name="P58"><text:span text:style-name="T42">Peter </text:span><text:span text:style-name="T17">work</text:span><text:span text:style-name="T18">s</text:span><text:span text:style-name="T42"> in New York — Питер работает в Нью Йорке;</text:span></text:p>
      <text:p text:style-name="P47"/>
      <text:p text:style-name="P36">Окончание -es ставится, если глагол заканчивается: на гласную букву, на шипящий звук </text:p>
      <text:p text:style-name="P37">(sh, ch) <text:span text:style-name="T60">или</text:span> на букву s и x:</text:p>
      <text:list xml:id="list2809146606" text:style-name="L7">
        <text:list-item>
          <text:p text:style-name="P77"><text:span text:style-name="T43">go — </text:span>goes;</text:p>
        </text:list-item>
        <text:list-item>
          <text:p text:style-name="P77"><text:span text:style-name="T43">teach — </text:span>teaches;</text:p>
        </text:list-item>
        <text:list-item>
          <text:p text:style-name="P76"><text:span text:style-name="T43">mix — </text:span><text:span text:style-name="T42">mixes.</text:span></text:p>
        </text:list-item>
      </text:list>
      <text:p text:style-name="P42"/>
      <text:p text:style-name="P38">Если глагол заканчивается на букву y, перед которой согласная, то вместо y пишется i</text:p>
      <text:p text:style-name="P39"><text:span text:style-name="T44">(помимо добавления -es)</text:span>:</text:p>
      <text:list xml:id="list3621076920" text:style-name="L8">
        <text:list-item>
          <text:p text:style-name="P78">fly — flies; </text:p>
        </text:list-item>
        <text:list-item>
          <text:p text:style-name="P78">cry — cries.</text:p>
        </text:list-item>
      </text:list>
      <text:p text:style-name="P42"/>
      <text:p text:style-name="P6">Отрицания в Present Simple</text:p>
      <text:p text:style-name="P6"/>
      <text:p text:style-name="P40">Используется чтобы сказать о том, что что-либо:</text:p>
      <text:list xml:id="list1557996353" text:style-name="L9">
        <text:list-item>
          <text:p text:style-name="P79">не является фактом настоящего;</text:p>
        </text:list-item>
        <text:list-item>
          <text:p text:style-name="P79">не явояется истиной;</text:p>
        </text:list-item>
        <text:list-item>
          <text:p text:style-name="P79">не происходит с какой-то регулярностью.</text:p>
        </text:list-item>
      </text:list>
      <text:p text:style-name="P56"/>
      <text:p text:style-name="P55">За отрицание отвечает частица not, которая идет в паре со вспомогательным глаголом do.</text:p>
      <text:p text:style-name="P55">Если подлежащее he/she/it, то испольузется does. <text:span text:style-name="T55">Смысловой глагол без изменений.</text:span></text:p>
      <text:p text:style-name="P54"/>
      <text:p text:style-name="P16">People <text:span text:style-name="T3">do </text:span><text:span text:style-name="T22">not</text:span> <text:span text:style-name="T13">live</text:span> in space — Люди не живут в космосе.</text:p>
      <text:p text:style-name="P16">Water <text:span text:style-name="T3">does </text:span><text:span text:style-name="T22">not</text:span> <text:span text:style-name="T13">boil</text:span> at 50 degrees Celsius — Вода не кипит при 50 грудусах.</text:p>
      <text:p text:style-name="P16"/>
      <text:p text:style-name="P59"><text:span text:style-name="T48">Практически всегда do/</text:span><text:span text:style-name="T49">does</text:span><text:span text:style-name="T48"> not использу</text:span><text:span text:style-name="T50">е</text:span><text:span text:style-name="T48">тся в сокращении: </text:span></text:p>
      <text:p text:style-name="P80"/>
      <text:p text:style-name="P81">We don`t drink whisky — Мы не пьем виски.</text:p>
      <text:p text:style-name="P83">He doesn`t drink tea — Он не пьет чай.</text:p>
      <text:p text:style-name="P83"/>
      <text:p text:style-name="P41">Вопросы в Present Simple</text:p>
      <text:p text:style-name="P81"/>
      <text:p text:style-name="P81"/>
      <text:p text:style-name="P82"/>
      <text:p text:style-name="P82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5T21:33:07.646561438</dc:date>
    <meta:editing-duration>PT2H33M59S</meta:editing-duration>
    <meta:editing-cycles>45</meta:editing-cycles>
    <meta:generator>LibreOffice/6.4.7.2$Linux_X86_64 LibreOffice_project/40$Build-2</meta:generator>
    <meta:document-statistic meta:table-count="1" meta:image-count="0" meta:object-count="0" meta:page-count="3" meta:paragraph-count="91" meta:word-count="773" meta:character-count="5016" meta:non-whitespace-character-count="4328"/>
  </office:meta>
</office:document-meta>
</file>